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5d217" officeooo:paragraph-rsid="0015d217"/>
    </style:style>
    <style:style style:name="P2" style:family="paragraph" style:parent-style-name="Standard">
      <style:text-properties officeooo:rsid="00280551" officeooo:paragraph-rsid="0035f7aa"/>
    </style:style>
    <style:style style:name="P3" style:family="paragraph" style:parent-style-name="Standard">
      <style:text-properties officeooo:rsid="002dddf8" officeooo:paragraph-rsid="002dddf8"/>
    </style:style>
    <style:style style:name="P4" style:family="paragraph" style:parent-style-name="Standard">
      <style:text-properties officeooo:rsid="002f2737" officeooo:paragraph-rsid="002f2737"/>
    </style:style>
    <style:style style:name="P5" style:family="paragraph" style:parent-style-name="Standard">
      <style:text-properties officeooo:rsid="003340ed" officeooo:paragraph-rsid="003340ed"/>
    </style:style>
    <style:style style:name="P6" style:family="paragraph" style:parent-style-name="Standard">
      <style:paragraph-properties style:writing-mode="lr-tb"/>
      <style:text-properties officeooo:rsid="00169cc6" officeooo:paragraph-rsid="00169cc6"/>
    </style:style>
    <style:style style:name="P7" style:family="paragraph" style:parent-style-name="Standard">
      <style:paragraph-properties style:writing-mode="lr-tb"/>
      <style:text-properties officeooo:rsid="00169cc6" officeooo:paragraph-rsid="004921cb"/>
    </style:style>
    <style:style style:name="P8" style:family="paragraph" style:parent-style-name="Standard">
      <style:paragraph-properties style:writing-mode="lr-tb"/>
      <style:text-properties officeooo:rsid="00169cc6" officeooo:paragraph-rsid="003c5f09"/>
    </style:style>
    <style:style style:name="P9" style:family="paragraph" style:parent-style-name="Standard">
      <style:paragraph-properties style:writing-mode="lr-tb"/>
      <style:text-properties officeooo:rsid="0015d217" officeooo:paragraph-rsid="0015d217"/>
    </style:style>
    <style:style style:name="P10" style:family="paragraph" style:parent-style-name="Standard">
      <style:paragraph-properties style:writing-mode="lr-tb"/>
      <style:text-properties officeooo:rsid="00184994" officeooo:paragraph-rsid="00169cc6"/>
    </style:style>
    <style:style style:name="P11" style:family="paragraph" style:parent-style-name="Standard">
      <style:paragraph-properties style:writing-mode="lr-tb"/>
      <style:text-properties officeooo:rsid="00257a0b" officeooo:paragraph-rsid="0030e9ce"/>
    </style:style>
    <style:style style:name="P12" style:family="paragraph" style:parent-style-name="Standard">
      <style:paragraph-properties style:writing-mode="lr-tb"/>
      <style:text-properties officeooo:rsid="00257a0b" officeooo:paragraph-rsid="00344f14"/>
    </style:style>
    <style:style style:name="P13" style:family="paragraph" style:parent-style-name="Standard">
      <style:paragraph-properties style:writing-mode="lr-tb"/>
      <style:text-properties officeooo:rsid="00257a0b" officeooo:paragraph-rsid="0034d7ce"/>
    </style:style>
    <style:style style:name="P14" style:family="paragraph" style:parent-style-name="Standard">
      <style:paragraph-properties style:writing-mode="lr-tb"/>
      <style:text-properties officeooo:rsid="0029a8de" officeooo:paragraph-rsid="0037be33"/>
    </style:style>
    <style:style style:name="P15" style:family="paragraph" style:parent-style-name="Standard">
      <style:paragraph-properties style:writing-mode="lr-tb"/>
      <style:text-properties officeooo:rsid="00280551" officeooo:paragraph-rsid="0035f7aa"/>
    </style:style>
    <style:style style:name="P16" style:family="paragraph" style:parent-style-name="Standard">
      <style:paragraph-properties style:writing-mode="lr-tb"/>
      <style:text-properties officeooo:rsid="00280551" officeooo:paragraph-rsid="0036159a"/>
    </style:style>
    <style:style style:name="P17" style:family="paragraph" style:parent-style-name="Standard">
      <style:paragraph-properties style:writing-mode="lr-tb"/>
      <style:text-properties officeooo:rsid="00280551" officeooo:paragraph-rsid="00376399"/>
    </style:style>
    <style:style style:name="P18" style:family="paragraph" style:parent-style-name="Standard">
      <style:paragraph-properties style:writing-mode="lr-tb"/>
      <style:text-properties officeooo:rsid="0030e9ce" officeooo:paragraph-rsid="0039ad6f"/>
    </style:style>
    <style:style style:name="P19" style:family="paragraph" style:parent-style-name="Standard">
      <style:paragraph-properties style:writing-mode="lr-tb"/>
      <style:text-properties officeooo:rsid="003b95ba" officeooo:paragraph-rsid="003b95ba"/>
    </style:style>
    <style:style style:name="P20" style:family="paragraph" style:parent-style-name="Standard">
      <style:paragraph-properties style:writing-mode="lr-tb"/>
      <style:text-properties officeooo:rsid="003c5f09" officeooo:paragraph-rsid="003c5f09"/>
    </style:style>
    <style:style style:name="P21" style:family="paragraph" style:parent-style-name="Standard">
      <style:paragraph-properties style:writing-mode="lr-tb"/>
      <style:text-properties officeooo:rsid="003de5d1" officeooo:paragraph-rsid="003de5d1"/>
    </style:style>
    <style:style style:name="P22" style:family="paragraph" style:parent-style-name="Standard">
      <style:paragraph-properties style:writing-mode="lr-tb"/>
      <style:text-properties officeooo:rsid="003de5d1" officeooo:paragraph-rsid="0041763e"/>
    </style:style>
    <style:style style:name="P23" style:family="paragraph" style:parent-style-name="Standard">
      <style:paragraph-properties style:writing-mode="lr-tb"/>
      <style:text-properties officeooo:rsid="003f2e50" officeooo:paragraph-rsid="003f2e50"/>
    </style:style>
    <style:style style:name="P24" style:family="paragraph" style:parent-style-name="Standard">
      <style:paragraph-properties style:writing-mode="lr-tb"/>
      <style:text-properties officeooo:rsid="0040afb1" officeooo:paragraph-rsid="0040afb1"/>
    </style:style>
    <style:style style:name="P25" style:family="paragraph" style:parent-style-name="Standard">
      <style:paragraph-properties style:writing-mode="lr-tb"/>
      <style:text-properties officeooo:rsid="0041763e" officeooo:paragraph-rsid="0041763e"/>
    </style:style>
    <style:style style:name="P26" style:family="paragraph" style:parent-style-name="Standard">
      <style:paragraph-properties style:writing-mode="lr-tb"/>
      <style:text-properties officeooo:rsid="0042c6cd" officeooo:paragraph-rsid="0042c6cd"/>
    </style:style>
    <style:style style:name="P27" style:family="paragraph" style:parent-style-name="Standard">
      <style:paragraph-properties style:writing-mode="lr-tb"/>
      <style:text-properties officeooo:rsid="0042c6cd" officeooo:paragraph-rsid="00561643"/>
    </style:style>
    <style:style style:name="P28" style:family="paragraph" style:parent-style-name="Standard">
      <style:paragraph-properties style:writing-mode="lr-tb"/>
      <style:text-properties officeooo:rsid="004421fc" officeooo:paragraph-rsid="004421fc"/>
    </style:style>
    <style:style style:name="P29" style:family="paragraph" style:parent-style-name="Standard">
      <style:paragraph-properties style:writing-mode="lr-tb"/>
      <style:text-properties officeooo:rsid="00461004" officeooo:paragraph-rsid="00461004"/>
    </style:style>
    <style:style style:name="P30" style:family="paragraph" style:parent-style-name="Standard">
      <style:paragraph-properties style:writing-mode="lr-tb"/>
      <style:text-properties officeooo:rsid="001c275a" officeooo:paragraph-rsid="00461004"/>
    </style:style>
    <style:style style:name="P31" style:family="paragraph" style:parent-style-name="Standard">
      <style:paragraph-properties style:writing-mode="lr-tb"/>
      <style:text-properties officeooo:rsid="001c275a" officeooo:paragraph-rsid="001c275a"/>
    </style:style>
    <style:style style:name="P32" style:family="paragraph" style:parent-style-name="Standard">
      <style:paragraph-properties style:writing-mode="lr-tb"/>
      <style:text-properties officeooo:rsid="001e959d" officeooo:paragraph-rsid="005a28be"/>
    </style:style>
    <style:style style:name="P33" style:family="paragraph" style:parent-style-name="Standard">
      <style:paragraph-properties style:writing-mode="lr-tb"/>
      <style:text-properties officeooo:rsid="004421fc" officeooo:paragraph-rsid="005db5de"/>
    </style:style>
    <style:style style:name="T1" style:family="text">
      <style:text-properties officeooo:rsid="00276284"/>
    </style:style>
    <style:style style:name="T2" style:family="text">
      <style:text-properties officeooo:rsid="004fc53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561643"/>
    </style:style>
    <style:style style:name="T5" style:family="text">
      <style:text-properties officeooo:rsid="00564f3f"/>
    </style:style>
    <style:style style:name="T6" style:family="text">
      <style:text-properties officeooo:rsid="005814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ÇÃO</text:p>
      <text:p text:style-name="P1"/>
      <text:p text:style-name="P9">O objetivo deste estudo consiste em gerar um modelo preditivo do indicador de desempenho médio em ciências da natureza e suas tecnologias dos alunos de escolas do ensino médio a partir dos dados públicos referentes ao ENEM de 2015.</text:p>
      <text:p text:style-name="P9"/>
      <text:p text:style-name="P6">Tal proposta justifica-se em um cenário alarmante de baixo desempenho dos alunos do ensino básico no Brasil, de acordo com os dados de 2015 do PISA.</text:p>
      <text:p text:style-name="P29">No total foram 70 países avaliados e o Brasil ficou entre os últimos colocado.</text:p>
      <text:p text:style-name="P30">O relatório indica que, em ciências, o valor médio de desempenho dos estudantes brasileiros tem se mantido estável, sem apresentar mudanças estatisticamente significativas, desde o início da avaliação na área, em 2006.</text:p>
      <text:p text:style-name="P32">Estudos como a edição de 2016 do Censo Escolar da Educação Básica, realizado pelo INEP, proporcionam reflexões sobre a infraestrutura das instituições de ensino básico no território nacional em relação aos baixos índices apresentados pelo PISA de 2015.</text:p>
      <text:p text:style-name="P31"/>
      <text:p text:style-name="P5">MINERAÇÃO DE DADOS EDUCACIONAIS</text:p>
      <text:p text:style-name="P4"/>
      <text:p text:style-name="P13">A MDE consiste na Mineração de Dados (MD) aplicada ao contexto educacional.</text:p>
      <text:p text:style-name="P12">A MD é a etapa principal do processo de Descoberta de Conhecimento em Bases de Dados.</text:p>
      <text:p text:style-name="P11">DCDB <text:s/><text:span text:style-name="T1">pode ser separado em</text:span> quatro etapas: A base de dados, o pré-processamento, a MD e o pós-processamento.</text:p>
      <text:p text:style-name="P15">O artigo Fundamentos de Mineração de Dados Educacionais explicam que, no DCDB, podem ser utilizadas uma ou mais <text:span text:style-name="T3">bases de dados</text:span>, disponibilizadas de forma estruturada ou não estruturada.</text:p>
      <text:p text:style-name="P2">A integração das bases utilizadas ocorre na etapa de <text:span text:style-name="T3">pré-processamento</text:span>, bem como a correção de valores ausentes, ruidosos, inconsistentes e redundantes.</text:p>
      <text:p text:style-name="P16">Na etapa da <text:span text:style-name="T3">MD</text:span>, segundo <text:span text:style-name="T2">o artigo</text:span>, é extraído algum tipo de conhecimento a partir da execução de algum algoritmo da tarefa utilizada.</text:p>
      <text:p text:style-name="P16">Essas tarefas podem ser: modelo preditivo, análise de agrupamento e regras de associação.</text:p>
      <text:p text:style-name="P17">A análise dos resultados obtidos é realizada na quarta e última etapa, o <text:span text:style-name="T3">pós-processamento</text:span>.</text:p>
      <text:p text:style-name="P14">Segundo o artigo, variados estudos são encontrados na literatura acadêmica utilizando técnicas da MD no contexto educacional.</text:p>
      <text:p text:style-name="P6"/>
      <text:p text:style-name="P18">TRABALHOS RELACIONADOS</text:p>
      <text:p text:style-name="P6"/>
      <text:p text:style-name="P19">Martinhago (2005) investiga a base de dados sobre os vestibulandos da UFPR de dezembro de 2003.</text:p>
      <text:p text:style-name="P19">O autor utiliza a o software WEKA, a técnica de mineração do tipo árvore de decisão e os algoritmos de classificação J48 e J48.PART a fim de traçar o perfil do vestibulando da Universidade Federal do Paraná, campus Curitiba.</text:p>
      <text:p text:style-name="P6"/>
      <text:p text:style-name="P20">Furtado (2014) realiza o agrupamento dos municípios do estado do Rio de Janeiro a partir das notas de matemática do ENEM de 2011 utilizando um algoritmo de agrupamento espacial, o SKATER, com a técnica de mineração do tipo árvore geradora mínima.</text:p>
      <text:p text:style-name="P8"/>
      <text:p text:style-name="P20">Silva, Morino e Sato (2014) utilizam dados dos questionários socioeconômicos preenchidos por alunos participantes da edição de 2010 do ENEM.</text:p>
      <text:p text:style-name="P20">Os autores adotam a técnica de mineração baseada em regras de associação, utilizando diferentes parametrizações do algoritmo A Priori.</text:p>
      <text:p text:style-name="P8"/>
      <text:p text:style-name="P21">Braga e Drummond (2017) investigam a utilização da linguagem R como ferramenta para mineração de dados abertos governamentais.</text:p>
      <text:p text:style-name="P21"><text:soft-page-break/>Como estudo de caso empregam os dados do ENEM de 2013.</text:p>
      <text:p text:style-name="P21">As autoras utilizam técnicas de mineração por agrupamento, extração de regras através de árvore de decisão e mineração de texto.</text:p>
      <text:p text:style-name="P23"/>
      <text:p text:style-name="P23">Stearns et al. (2017) utilizam dados socioeconômicos do ENEM para comparar a capacidade de generalização de dois métodos de agrupamento por árvore de decisão para a nota dos estudantes no exame.</text:p>
      <text:p text:style-name="P23">Os modelos utilizados foram os métodos de regressão baseados em boosting de árvore de decisão, o AdaBoost e o Gradient Boosting.</text:p>
      <text:p text:style-name="P23"/>
      <text:p text:style-name="P24">A proposta apresentada neste artigo se difere das discutidas nesta seção.</text:p>
      <text:p text:style-name="P24">Busca-se, neste estudo, relacionar fatores socioeconômicos das escolas do ensino médio de todo o território nacional com o indicador desempenho médio em ciências da natureza e suas tecnologias dos seus alunos.</text:p>
      <text:p text:style-name="P24">Para tanto, será construído um modelo preditivo utilizando a técnica de mineração de árvore de decisão, através do algoritmo j48, com software WEKA.</text:p>
      <text:p text:style-name="P21"/>
      <text:p text:style-name="P25">MATERIAIS E MÉTODOS</text:p>
      <text:p text:style-name="P22"/>
      <text:p text:style-name="P7">A técnica de mineração de dados escolhida é a árvore de decisão e o algoritmo utilizado é o j48, através do software WEKA.</text:p>
      <text:p text:style-name="P6"/>
      <text:p text:style-name="P26">Os dados fornecidos pelo INEP apresentam valores médios de proficiência dos alunos agrupados por escolas.</text:p>
      <text:p text:style-name="P26">As escolas presentes nos conjuntos disponibilizados são aquelas em que pelo menos 10 dez alunos estiveram em fase de conclusão do ensino médio regular e participaram do ENEM de 2015 e que possuíam pelo menos 50% de alunos participantes do exame.</text:p>
      <text:p text:style-name="P26">Como delimitação do estudo foi definida a utilização dos resultados para a área de ciências da natureza e suas tecnologias.</text:p>
      <text:p text:style-name="P26">Tal escolha foi motivada pelos baixos índices de presença de laboratórios de ciências nas escolas evidenciados pelo Censo Escolar da Educação Básica de 2016.</text:p>
      <text:p text:style-name="P26"/>
      <text:p text:style-name="P26">O software utilizado para a MDE foi o WEKA, em sua versão 3.8.1.</text:p>
      <text:p text:style-name="P26">O WEKA consiste em um projeto de software livre iniciado em 1992 com o objetivo de prover uma coleção compreensível de algoritmos de aprendizado de máquina e ferramentas de processamento de dados para pesquisadores e praticantes.</text:p>
      <text:p text:style-name="P26">Sua implementação é realizada em linguagem Java.</text:p>
      <text:p text:style-name="P26"/>
      <text:p text:style-name="P27">Para a análise dos dados do ENEM por escola, optou-se pela técnica de mineração de árvore de decisões, através do algoritmo j48. </text:p>
      <text:p text:style-name="P27"><text:span text:style-name="T4">Á</text:span>rvore de decisão é um sistema de suporte a decisão baseado em grafos de decisão em formato de árvore.</text:p>
      <text:p text:style-name="P26">É utilizado para aprender funções de classificação que indicam o valor de uma variável dependente através de dados de variáveis independentes fornecidos.</text:p>
      <text:p text:style-name="P26">Para os autores, árvores de decisão consistem nas abordagens mais poderosas em mineração de dados e descoberta de conhecimento.</text:p>
      <text:p text:style-name="P26">Tais ferramentas, dessa forma, são altamente efetivas em muitas áreas, como a mineração de texto, extração de informação, aprendizado de máquina e reconhecimento de padrões.</text:p>
      <text:p text:style-name="P26">Entre os algoritmos de árvores de decisão, o j48, <text:span text:style-name="T5">é </text:span>bastante popular em aplicações educacionais.</text:p>
      <text:p text:style-name="P26"/>
      <text:p text:style-name="P26"><text:span text:style-name="T6">Pré-processamento</text:span> do Dados</text:p>
      <text:p text:style-name="P26"><text:soft-page-break/>Cada tabela fornecida pelo INEP dos dados do ENEM por escola, para cada área avaliada, apresenta 25 colunas, representando uma informação, ou variável, cada, divididas em três categorias:</text:p>
      <text:p text:style-name="P26"><text:s/>características da escola, indicadores e desempenho.</text:p>
      <text:p text:style-name="P26">A Tabela 1 apresenta cada uma dessas 25 variáveis e, conforme indicado na coluna Id, as nove selecionadas para serem utilizadas na mineração de dados a ser realizada.</text:p>
      <text:p text:style-name="P26"/>
      <text:p text:style-name="P26">A variável Média Escola indica o desempenho médio dos alunos da escola na área de ciências da natureza e suas tecnologias.</text:p>
      <text:p text:style-name="P26">O INEP fornece esse dado como um valor numérico, cujo valor máximo é inferior a 750 pontos para a área.</text:p>
      <text:p text:style-name="P26">Para a tarefa de mineração de dados, entretanto, por se tratar do valor de referência a ser utilizado, foi necessário convertê-lo em categorias limitadas.</text:p>
      <text:p text:style-name="P26">Na Tabela 2 são exibidas as categorias divididas em apenas quatro valores possíveis, utilizando a escala prevista pelo INEP (2016).</text:p>
      <text:p text:style-name="P26"/>
      <text:p text:style-name="P26">Para a análise foi salvo então um arquivo com as nove colunas selecionadas e 15599 linhas, com a identificação das colunas e as escolas cujos resultados são informados.</text:p>
      <text:p text:style-name="P26"/>
      <text:p text:style-name="P28">MINERAÇÃO DE DADOS</text:p>
      <text:p text:style-name="P28"/>
      <text:p text:style-name="P28">Através do software WEKA, a análise por árvore de decisão utilizando o algoritmo j48 foi executada utilizando-se a opção cross-validation, com o valor para fold igual a dez e com a variável dependente Média Escola.</text:p>
      <text:p text:style-name="P28">A árvore obtida apresentou como variável independente principal para classificação a Tipo Escola, que se divide entre os quatro valores: privada, federal, estadual e municipal.</text:p>
      <text:p text:style-name="P28">A variável hierarquicamente seguinte é a Nível socioeconômico.</text:p>
      <text:p text:style-name="P28">A Figura 3 e a Figura 4 apresentam, respectivamente, os dois primeiros níveis hierárquicos da árvore e a árvore completa.</text:p>
      <text:p text:style-name="P28"/>
      <text:p text:style-name="P33">A árvore de decisão foi capaz de identificar corretamente 77,02% das 15998 instâncias inseridas.</text:p>
      <text:p text:style-name="P28">A Tabela 3 apresenta os valores de acurácia para cada classe da variável média escola.</text:p>
      <text:p text:style-name="P28">Os valores de precisão apresentam resultados interessantes para as classes I a III.</text:p>
      <text:p text:style-name="P28">Entretanto a classe IV, para médias de escolas entre 650 e 749,99 pontos, apresenta valor consideravelmente inferior aos das outras classes.</text:p>
      <text:p text:style-name="P28">A Tabela 4, que apresenta matriz de classificação para cada classe, indica que, na classe IV, de nove ocorrências, apenas uma foi corretamente classificada.</text:p>
      <text:p text:style-name="P28"/>
      <text:p text:style-name="P28">CONCLUSÃO</text:p>
      <text:p text:style-name="P28"/>
      <text:p text:style-name="P28">Os resultados obtidos com a árvore de decisão utilizando-se o algoritmo j48 se mostraram promissores para três das quatro classes de valores da variável dependente Média Escola.</text:p>
      <text:p text:style-name="P28">Os ramos com maior variação hierárquica são justamente aqueles de maior diversidade de valores para a variável Média Escola.</text:p>
      <text:p text:style-name="P28">Segundo o algoritmo J48, as variáveis independentes mais importantes hierarquicamente para a decisão sobre a classe da variável independente, respectivamente e em ordem decrescente, são:</text:p>
      <text:p text:style-name="P28"><text:s/>no primeiro nível o Tipo Escola;</text:p>
      <text:p text:style-name="P28"><text:s/>no segundo nível o Nível Socioeconômico;</text:p>
      <text:p text:style-name="P28"><text:s/>no terceiro nível em diante as variáveis alternaram de posição em função dos valores dos níveis superiores.</text:p>
      <text:p text:style-name="P28"/>
      <text:p text:style-name="P28">Sobre o desempenho médio dos alunos em ciências da natureza e suas tecnologias, destaca-se que os valores dos grupos III e IV, acima de 550 pontos, ocorrem nas escolas:</text:p>
      <text:p text:style-name="P28"><text:soft-page-break/><text:s/>privadas, apenas no nível socioeconômico muito alto;</text:p>
      <text:p text:style-name="P28"><text:s/>federais, nos níveis muito alto, alto e médio alto;</text:p>
      <text:p text:style-name="P28"><text:s/>estaduais, apenas no nível muito alto;</text:p>
      <text:p text:style-name="P28"><text:s/>e nas municipais, apenas no nível médio alto.</text:p>
      <text:p text:style-name="P28"/>
      <text:p text:style-name="P28">A continuação deste estudo prevê o enriquecimento dos dados utilizados com as informações de infraestrutura das escolas do ensino básico brasileiro.</text:p>
      <text:p text:style-name="P28">Através dos dados abertos do Censo Escolar da Educação Básica, disponibilizados pelo INEP, a presença de laboratórios de ciências nas escolas poderá ser analisada como elemento adicional na nova árvore de decisão a ser desenvolvida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6:37:27.891750316</meta:creation-date>
    <meta:generator>LibreOffice/5.2.7.2$Linux_X86_64 LibreOffice_project/20m0$Build-2</meta:generator>
    <dc:date>2018-07-19T20:25:33.497937759</dc:date>
    <meta:editing-duration>PT11H48M35S</meta:editing-duration>
    <meta:editing-cycles>59</meta:editing-cycles>
    <meta:document-statistic meta:table-count="0" meta:image-count="0" meta:object-count="0" meta:page-count="4" meta:paragraph-count="78" meta:word-count="1495" meta:character-count="9500" meta:non-whitespace-character-count="8073"/>
  </office:meta>
</office:document-meta>
</file>